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8.077cm" fo:min-width="17.416cm" fo:padding-top="0.204cm" fo:padding-bottom="0.204cm" fo:padding-left="0.329cm" fo:padding-right="0.3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2.165cm" fo:min-width="2.03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2.165cm" fo:min-width="2.031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Line_20_Style_20_9" svg:stroke-color="#000000" draw:fill-color="#ffffff" draw:textarea-horizontal-align="justify" draw:textarea-vertical-align="middle" draw:auto-grow-height="false" fo:min-height="0.41cm" fo:min-width="4.63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2cm" fo:min-width="4.548cm"/>
    </style:style>
    <style:style style:name="gr6" style:family="graphic" style:parent-style-name="standard">
      <style:graphic-properties draw:stroke="none" svg:stroke-color="#000000" draw:fill="none" draw:fill-color="#ffffff" fo:min-height="0.9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1" draw:layer="layout" svg:width="18.074cm" svg:height="8.485cm" svg:x="1.568cm" svg:y="3.4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654cm" svg:height="3.489cm" svg:x="3.875cm" svg:y="6.67cm">
            <text:p text:style-name="P2">Manag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3.653cm" svg:height="3.489cm" svg:x="14.162cm" svg:y="6.67cm">
            <text:p text:style-name="P2">Senser </text:p>
            <text:p text:style-name="P2">Nod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5.865cm" svg:height="1.32cm" svg:x="7.913cm" svg:y="6.67cm">
            <text:p text:style-name="P2">Request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5.768cm" svg:height="1.603cm" svg:x="7.817cm" svg:y="8.839cm">
            <text:p text:style-name="P2">Response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4" draw:layer="layout" svg:width="4.134cm" svg:height="1.195cm" svg:x="2.529cm" svg:y="4.255cm">
            <draw:text-box>
              <text:p><text:span text:style-name="T1">Sess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23:05:45.061000000</meta:creation-date>
    <dc:date>2016-03-14T23:22:53.765000000</dc:date>
    <meta:editing-duration>PT17M8S</meta:editing-duration>
    <meta:editing-cycles>3</meta:editing-cycles>
    <meta:generator>LibreOffice/5.1.0.3$Windows_x86 LibreOffice_project/5e3e00a007d9b3b6efb6797a8b8e57b51ab1f737</meta:generator>
    <meta:document-statistic meta:object-count="7"/>
  </office:meta>
</office:document-meta>
</file>